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elUtilities.printAST( PrintStream out , SpelNode t , String ind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pelUtilities.printAbstractSyntaxTree( PrintStream printStream , Expression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